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 commando français de l'Agence est envoyé enquêter sur des évènements suspects dont l'épicentre semble situé quelquepart des les sous sols du louvres et il faut regler le problème. </text:p>
      <text:p text:style-name="Standard">Après une infiltration facile, ils localisent la “porte”: L'arche du temple de Memphis, section Egypte qui ouvre sur un <text:s/>complexe bunker-hopital. <text:s/>Il y a des gardes et des cuves. Elles contiennent des expériences ratées, cellules avec des écorchées, sale d'opération, petite fille qui joue à dessiner au scalpel des rituels sur des gens. Exfiltration, momies, statues, promoncule, explosions, tout ç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5T22:21:11</meta:creation-date>
    <meta:generator>LibreOffice/3.4$Linux LibreOffice_project/340m1$Build-103</meta:generator>
    <meta:document-statistic meta:table-count="0" meta:image-count="0" meta:object-count="0" meta:page-count="1" meta:paragraph-count="0" meta:word-count="89" meta:character-count="584" meta:non-whitespace-character-count="494"/>
    <dc:date>2011-08-15T22:26:29</dc:date>
    <meta:editing-duration>PT5M19S</meta:editing-duration>
    <meta:editing-cycles>1</meta:editing-cycles>
  </office:meta>
</office:document-meta>
</file>